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2cm" svg:stroke-color="#dc23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subtitle">
      <style:graphic-properties draw:fill-color="#ffffff" draw:auto-grow-height="true" fo:min-height="12.179cm"/>
    </style:style>
    <style:style style:name="pr6" style:family="presentation" style:parent-style-name="Padrão-outline1">
      <style:graphic-properties fo:min-height="11.929cm"/>
    </style:style>
    <style:style style:name="pr7" style:family="presentation" style:parent-style-name="Padrão-subtitle">
      <style:graphic-properties draw:fill-color="#ffffff" fo:min-height="16.711cm"/>
    </style:style>
    <style:style style:name="P1" style:family="paragraph">
      <style:text-properties fo:color="#ff6633" fo:text-shadow="1pt 1pt" fo:font-weight="bold" style:font-weight-asian="bold" style:font-weight-complex="bold"/>
    </style:style>
    <style:style style:name="P2" style:family="paragraph">
      <style:text-properties fo:color="#000000"/>
    </style:style>
    <style:style style:name="P3" style:family="paragraph">
      <style:text-properties fo:font-size="20pt"/>
    </style:style>
    <style:style style:name="P4" style:family="paragraph">
      <style:text-properties fo:color="#ff6633" fo:font-weight="bold" style:font-weight-asian="bold" style:font-weight-complex="bo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weight="normal" style:font-weight-asian="normal" style:font-weight-complex="normal"/>
    </style:style>
    <style:style style:name="P7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32pt"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cm" fo:margin-right="0cm" fo:text-align="start" fo:text-indent="0cm"/>
      <style:text-properties fo:font-size="32pt"/>
    </style:style>
    <style:style style:name="P11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6" style:family="paragraph">
      <style:paragraph-properties fo:margin-left="0cm" fo:margin-right="0cm" fo:text-align="start" fo:text-indent="0cm"/>
      <style:text-properties fo:color="#dd4814" fo:font-size="14pt" style:font-size-asian="14pt" style:font-size-complex="14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4" style:family="text">
      <style:text-properties fo:color="#000000" fo:font-family="Arial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5" style:family="text">
      <style:text-properties fo:color="#0066cc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color="#ff6633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color="#dd4814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color="#00ae00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9" style:family="text">
      <style:text-properties fo:color="#ffffff"/>
    </style:style>
    <style:style style:name="T10" style:family="text">
      <style:text-properties fo:color="#579d1c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1" style:family="text">
      <style:text-properties fo:color="#dd4814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2" style:family="text">
      <style:text-properties fo:color="#0066cc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3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14" style:family="text">
      <style:text-properties fo:color="#000000" fo:font-family="Arial" style:font-family-generic="swiss" style:font-pitch="variable" fo:font-size="26pt" fo:font-style="italic" fo:text-shadow="1pt 1pt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fo:color="#000000" fo:font-family="Arial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family="Arial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fo:color="#0066cc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18" style:family="text">
      <style:text-properties fo:color="#579d1c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fo:color="#579d1c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fo:color="#dd4814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color="#dd4814" fo:font-family="'Courier 10 Pitch'" style:font-pitch="fixed" fo:font-size="20pt" style:font-size-asian="20pt" style:font-size-complex="20pt"/>
    </style:style>
    <style:style style:name="T22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3" style:family="text">
      <style:text-properties fo:color="#0066cc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24" style:family="text">
      <style:text-properties fo:color="#579d1c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25" style:family="text">
      <style:text-properties fo:color="#00ae00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26" style:family="text">
      <style:text-properties fo:color="#0000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27" style:family="text">
      <style:text-properties style:use-window-font-color="true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28" style:family="text">
      <style:text-properties fo:color="#dd4814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29" style:family="text">
      <style:text-properties style:use-window-font-color="true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30" style:family="text">
      <style:text-properties fo:color="#000000" fo:font-size="22pt" style:font-size-asian="22pt" style:font-size-complex="22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000000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33" style:family="text">
      <style:text-properties fo:color="#dd4814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34" style:family="text">
      <style:text-properties fo:color="#00ae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35" style:family="text">
      <style:text-properties fo:color="#00ae00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36" style:family="text">
      <style:text-properties fo:color="#00ae00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37" style:family="text">
      <style:text-properties fo:color="#dd4814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38" style:family="text">
      <style:text-properties fo:color="#dd4814" fo:font-family="'Courier 10 Pitch'" style:font-pitch="fixed" fo:font-size="20pt" style:text-underline-style="none" fo:font-weight="bold" style:font-size-asian="20pt" style:font-weight-asian="bold" style:font-size-complex="20pt" style:font-weight-complex="bold"/>
    </style:style>
    <style:style style:name="T39" style:family="text">
      <style:text-properties fo:color="#dd4814" fo:font-family="'Courier 10 Pitch'" style:font-pitch="fixed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++</text:span></text:p>
          </draw:text-box>
        </draw:frame>
        <draw:frame presentation:style-name="pr2" draw:text-style-name="P2" draw:layer="layout" svg:width="24.639cm" svg:height="12.178cm" svg:x="1.4cm" svg:y="4.914cm" presentation:class="subtitle">
          <draw:text-box>
            <text:p><text:span text:style-name="T2">Chrystian Guth</text:span></text:p>
            <text:p><text:span text:style-name="T2">Lucas Pereira</text:span></text:p>
            <text:p><text:span text:style-name="T2">Renan Net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strutura de dados</text:span></text:p>
          </draw:text-box>
        </draw:frame>
        <draw:frame presentation:style-name="pr5" draw:text-style-name="P6" draw:layer="layout" svg:width="24.639cm" svg:height="13.326cm" svg:x="1.4cm" svg:y="4.343cm" presentation:class="subtitle" presentation:user-transformed="true">
          <draw:text-box>
            <text:p text:style-name="P5"><text:span text:style-name="T3">Foi realizada uma reestruturação na análise semântica.</text:span></text:p>
            <text:p text:style-name="P5"><text:span text:style-name="T3"/></text:p>
            <text:p text:style-name="P5"><text:span text:style-name="T3">Agora, o analisador semântico faz apenas uma passada na árvore sintática e a partir daí cria uma estrutura de dados própria.</text:span></text:p>
            <text:p text:style-name="P5"><text:span text:style-name="T3"/></text:p>
            <text:p text:style-name="P5"><text:span text:style-name="T3">As referências e as verificações de tipos passam a ser resolvidas através da estrutura de dados montada.</text:span></text:p>
            <text:p text:style-name="P5"><text:span text:style-name="T3"/></text:p>
            <text:p text:style-name="P5"><text:span text:style-name="T3">Isso foi feito para facilitar a etapa de geração de código, uma vez que se torna mais fácil trabalhar com uma estrutura de dados própria do que com uma estrutura de dados do </text:span><text:span text:style-name="T4">Antlr</text:span><text:span text:style-name="T3"> (nesse caso, a AST)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strutura de dados</text:span></text:p>
          </draw:text-box>
        </draw:frame>
        <draw:frame presentation:style-name="pr5" draw:text-style-name="P7" draw:layer="layout" svg:width="24.639cm" svg:height="12.621cm" svg:x="1.4cm" svg:y="4.696cm" presentation:class="subtitle" presentation:user-transformed="true">
          <draw:text-box>
            <text:p text:style-name="P5"><text:span text:style-name="T3">Por exemplo, ao caminhar na árvore sintática e encontrar uma classe, é criado um objeto da instância </text:span><text:span text:style-name="T5">Classe</text:span><text:span text:style-name="T3"> que por sua vez, é adicionado na </text:span><text:span text:style-name="T5">tabelaDeClasses</text:span><text:span text:style-name="T3">.</text:span></text:p>
            <text:p text:style-name="P5"><text:span text:style-name="T3"/></text:p>
            <text:p text:style-name="P5"><text:span text:style-name="T3">Continuando o percorrimento da árvore sintática, ao encontrar a definição de um atributo, é criado um objeto da instância </text:span><text:span text:style-name="T5">Atributo</text:span><text:span text:style-name="T3"> que é adicionado na </text:span><text:span text:style-name="T5">tabelaDeAtributos</text:span><text:span text:style-name="T3"> da classe em questão.</text:span></text:p>
            <text:p text:style-name="P5"><text:span text:style-name="T3"/></text:p>
            <text:p text:style-name="P5"><text:span text:style-name="T3">Assim, a análise prossegue montando a estrutura da árvore sintática através de objetos especializados definidos por nó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strutura de dados</text:span></text:p>
          </draw:text-box>
        </draw:frame>
        <draw:frame presentation:style-name="pr5" draw:text-style-name="P7" draw:layer="layout" svg:width="24.639cm" svg:height="13.566cm" svg:x="1.4cm" svg:y="4.224cm" presentation:class="subtitle" presentation:user-transformed="true">
          <draw:text-box>
            <text:p text:style-name="P5"><text:span text:style-name="T3">Com essa alteração, foi possível montar uma estrutura de dados que representa o programa definido, onde cada objeto especializado (</text:span><text:span text:style-name="T5">Classe</text:span><text:span text:style-name="T3">, </text:span><text:span text:style-name="T5">Atributo</text:span><text:span text:style-name="T3">, </text:span><text:span text:style-name="T5">Metodo</text:span><text:span text:style-name="T3">, ..., </text:span><text:span text:style-name="T5">Expressao</text:span><text:span text:style-name="T3">, </text:span><text:span text:style-name="T5">ExpressaoSoma</text:span><text:span text:style-name="T3">..., etc) é responsável por gerar o próprio código.</text:span></text:p>
            <text:p text:style-name="P5"><text:span text:style-name="T3"/></text:p>
            <text:p text:style-name="P5"><text:span text:style-name="T3">Isso fez com que a geração de código se transformasse em uma tarefa relativamente fácil. Bastou escrever um método comum (</text:span><text:span text:style-name="T5">gerarCodigo</text:span><text:span text:style-name="T3">) para cada uma das classes especializadas.</text:span></text:p>
            <text:p text:style-name="P5"><text:span text:style-name="T3"/></text:p>
            <text:p text:style-name="P5"><text:span text:style-name="T3">Porém, antes disso foi preciso definir a linguagem de máquina alvo e a própria máquin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 </text:span><text:span text:style-name="T6">versus</text:span><text:span text:style-name="T1"> Máquina de pilha</text:span></text:p>
          </draw:text-box>
        </draw:frame>
        <draw:frame presentation:style-name="pr5" draw:text-style-name="P7" draw:layer="layout" svg:width="24.639cm" svg:height="12.179cm" svg:x="1.4cm" svg:y="4.917cm" presentation:class="subtitle" presentation:user-transformed="true">
          <draw:text-box>
            <text:p text:style-name="P5"><text:span text:style-name="T3">Optamos por desenvolver a própria máquina virtual ao invés de utilizar uma já existente.</text:span></text:p>
            <text:p text:style-name="P5"><text:span text:style-name="T3"/></text:p>
            <text:p text:style-name="P5"><text:span text:style-name="T3">O primeiro passo foi definir a arquitetura da máquina: </text:span><text:span text:style-name="T4">registradores</text:span><text:span text:style-name="T3"> ou </text:span><text:span text:style-name="T4">pilha</text:span><text:span text:style-name="T3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</text:span></text:p>
          </draw:text-box>
        </draw:frame>
        <draw:frame presentation:style-name="pr5" draw:text-style-name="P7" draw:layer="layout" svg:width="24.639cm" svg:height="12.179cm" svg:x="1.4cm" svg:y="4.917cm" presentation:class="subtitle" presentation:user-transformed="true">
          <draw:text-box>
            <text:p text:style-name="P5"><text:span text:style-name="T3">Em uma máquina de registradores existe basicamente uma área de código, uma área de dados (ambos ficam na memória) e um banco de registradores.</text:span></text:p>
            <text:p text:style-name="P5"><text:span text:style-name="T3"/></text:p>
            <text:p text:style-name="P5"><text:span text:style-name="T3">As operação realizadas utilizam endereços de memória e de registradores. Portanto, cada instrução carrega consigo a localização dos seus operandos.</text:span></text:p>
            <text:p text:style-name="P5"><text:span text:style-name="T3"/></text:p>
            <text:p text:style-name="P5"><text:span text:style-name="T3">As instruções são buscadas uma a uma na área de código e manipulam o banco de registradores e a área de dad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pilha</text:span></text:p>
          </draw:text-box>
        </draw:frame>
        <draw:frame presentation:style-name="pr5" draw:text-style-name="P7" draw:layer="layout" svg:width="24.639cm" svg:height="12.179cm" svg:x="1.4cm" svg:y="4.919cm" presentation:class="subtitle" presentation:user-transformed="true">
          <draw:text-box>
            <text:p text:style-name="P5"><text:span text:style-name="T3">A máquina Java é um exemplo que utiliza a arquitetura baseada em pilha.</text:span></text:p>
            <text:p text:style-name="P5"><text:span text:style-name="T3"/></text:p>
            <text:p text:style-name="P5"><text:span text:style-name="T3">Entre os componentes básicos de uma máquina de pilha estão a área de código e a pilhade dados. Existem outros componentes adicionais como a pilha de execução e a pilha de contextos.</text:span></text:p>
            <text:p text:style-name="P5"><text:span text:style-name="T3"/></text:p>
            <text:p text:style-name="P5"><text:span text:style-name="T3">As operações realizadas buscam os operandos na pilha. Após o processamento da operação, o resultado é colocado na pilh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 </text:span><text:span text:style-name="T6">versus</text:span><text:span text:style-name="T1"> Máquina de pilha</text:span></text:p>
          </draw:text-box>
        </draw:frame>
        <draw:frame presentation:style-name="pr6" draw:layer="layout" svg:width="12.023cm" svg:height="12.179cm" svg:x="1.4cm" svg:y="4.914cm" presentation:class="outline" presentation:user-transformed="true">
          <draw:text-box>
            <text:p text:style-name="P5"><text:span text:style-name="T3">Operação: </text:span><text:span text:style-name="T7">10 + 2;</text:span></text:p>
            <text:p text:style-name="P5"><text:span text:style-name="T3">Código gerado:</text:span></text:p>
            <text:p text:style-name="P5"><text:span text:style-name="T8">li $t0 10</text:span></text:p>
            <text:p text:style-name="P5"><text:span text:style-name="T8">li $t1 2</text:span></text:p>
            <text:p text:style-name="P5"><text:span text:style-name="T8">add $t0 $t0 $t1</text:span></text:p>
          </draw:text-box>
        </draw:frame>
        <draw:frame presentation:style-name="pr6" draw:layer="layout" svg:width="12.023cm" svg:height="12.179cm" svg:x="14.025cm" svg:y="4.914cm" presentation:class="outline">
          <draw:text-box>
            <text:p text:style-name="P5"><text:span text:style-name="T3">Operação: </text:span><text:span text:style-name="T7">10 + 2;</text:span></text:p>
            <text:p text:style-name="P5"><text:span text:style-name="T3">Código gerado:</text:span></text:p>
            <text:p text:style-name="P5"><text:span text:style-name="T8">push 10</text:span></text:p>
            <text:p text:style-name="P5"><text:span text:style-name="T8">push 2</text:span></text:p>
            <text:p text:style-name="P5"><text:span text:style-name="T8">add</text:span></text:p>
          </draw:text-box>
        </draw:frame>
        <draw:g>
          <draw:custom-shape draw:style-name="gr2" draw:text-style-name="P9" draw:layer="layout" svg:width="3.4cm" svg:height="3.2cm" svg:x="1.9cm" svg:y="17.1cm">
            <text:p text:style-name="P8"><text:span text:style-name="T9">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.4cm" svg:height="2.8cm" svg:x="1.9cm" svg:y="14.3cm">
            <text:p text:style-name="P8"><text:span text:style-name="T9">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8" draw:layer="layout" svg:width="2.966cm" svg:height="0.962cm" svg:x="2.117cm" svg:y="13.1cm">
            <draw:text-box>
              <text:p text:style-name="P8">Memória</text:p>
            </draw:text-box>
          </draw:frame>
        </draw:g>
        <draw:frame draw:style-name="gr4" draw:text-style-name="P8" draw:layer="layout" svg:width="4.443cm" svg:height="0.962cm" svg:x="6.3cm" svg:y="13.1cm">
          <draw:text-box>
            <text:p text:style-name="P8">Registradores</text:p>
          </draw:text-box>
        </draw:frame>
        <draw:g>
          <draw:custom-shape draw:style-name="gr2" draw:text-style-name="P9" draw:layer="layout" svg:width="3.4cm" svg:height="3.2cm" svg:x="18.8cm" svg:y="16.8cm">
            <text:p text:style-name="P8"><text:span text:style-name="T9">Pilha</text:span></text:p>
            <text:p text:style-name="P8"><text:span text:style-name="T9"/></text:p>
            <text:p text:style-name="P8"><text:span text:style-name="T9">2</text:span></text:p>
            <text:p text:style-name="P8"><text:span text:style-name="T9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.4cm" svg:height="2.8cm" svg:x="18.8cm" svg:y="14cm">
            <text:p text:style-name="P8"><text:span text:style-name="T9">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8" draw:layer="layout" svg:width="2.966cm" svg:height="0.962cm" svg:x="19.017cm" svg:y="12.8cm">
            <draw:text-box>
              <text:p text:style-name="P8">Memória</text:p>
            </draw:text-box>
          </draw:frame>
        </draw:g>
        <draw:g>
          <draw:custom-shape draw:style-name="gr5" draw:text-style-name="P9" draw:layer="layout" svg:width="1.2cm" svg:height="1.2cm" svg:x="6.666cm" svg:y="14.262cm">
            <text:p text:style-name="P8"><text:span text:style-name="T9">a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4.262cm">
            <text:p text:style-name="P8"><text:span text:style-name="T9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4.262cm">
            <text:p text:style-name="P8"><text:span text:style-name="T9">t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4.262cm">
            <text:p text:style-name="P8"><text:span text:style-name="T9">tn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5.462cm">
            <text:p text:style-name="P8"><text:span text:style-name="T9">s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5.462cm">
            <text:p text:style-name="P8"><text:span text:style-name="T9">sn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5.462cm">
            <text:p text:style-name="P8"><text:span text:style-name="T9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6.662cm">
            <text:p text:style-name="P8"><text:span text:style-name="T9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9.062cm">
            <text:p text:style-name="P8"><text:span text:style-name="T9">sp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7.862cm">
            <text:p text:style-name="P8"><text:span text:style-name="T9">pc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6.662cm">
            <text:p text:style-name="P8"><text:span text:style-name="T9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7.862cm">
            <text:p text:style-name="P8"><text:span text:style-name="T9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9.062cm">
            <text:p text:style-name="P8"><text:span text:style-name="T9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6.662cm">
            <text:p text:style-name="P8"><text:span text:style-name="T9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7.862cm">
            <text:p text:style-name="P8"><text:span text:style-name="T9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9.062cm">
            <text:p text:style-name="P8"><text:span text:style-name="T9">...</text:span></text:p>
            <draw:enhanced-geometry svg:viewBox="0 0 21600 21600" draw:mirror-horizontal="tru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 </text:span><text:span text:style-name="T6">versus</text:span><text:span text:style-name="T1"> Máquina de pilha</text:span></text:p>
          </draw:text-box>
        </draw:frame>
        <draw:frame presentation:style-name="pr5" draw:text-style-name="P7" draw:layer="layout" svg:width="24.639cm" svg:height="12.179cm" svg:x="1.4cm" svg:y="4.917cm" presentation:class="subtitle" presentation:user-transformed="true">
          <draw:text-box>
            <text:p text:style-name="P5"><text:span text:style-name="T3">Optamos por construir uma máquina virtual de pilha por possuir uma implementação mais fácil.</text:span></text:p>
            <text:p text:style-name="P5"><text:span text:style-name="T3"/></text:p>
            <text:p text:style-name="P5"><text:span text:style-name="T3">Outro fator é que o código gerado para uma máquina de pilha é bem mais compacto e fácil de compreend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179cm" svg:x="1.4cm" svg:y="4.919cm" presentation:class="subtitle" presentation:user-transformed="true">
          <draw:text-box>
            <text:p text:style-name="P5"><text:span text:style-name="T3">A </text:span><text:span text:style-name="T5">MaquinaCaneca</text:span><text:span text:style-name="T3"> possui alguns elementos básicos, sendo eles:</text:span></text:p>
            <text:p text:style-name="P5"><text:span text:style-name="T3"/></text:p>
            <text:p text:style-name="P5"><text:span text:style-name="T7">pilhaDeDados</text:span><text:span text:style-name="T3">: Onde são colocados os dados das expressões. Os operandos de uma adição, por exemplo, são colocados na </text:span><text:span text:style-name="T7">pilhaDeDados</text:span><text:span text:style-name="T3"> e posteriormente são consumidos pelo comando </text:span><text:span text:style-name="T10">somar</text:span><text:span text:style-name="T3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381cm" svg:x="1.4cm" svg:y="4.818cm" presentation:class="subtitle" presentation:user-transformed="true">
          <draw:text-box>
            <text:p text:style-name="P5"><text:span text:style-name="T7">pilhaDeContextos</text:span><text:span text:style-name="T3">: São empilhados os diversos contextos, incluindo contextos de objetos e de métodos.</text:span></text:p>
            <text:p text:style-name="P5"><text:span text:style-name="T3"/></text:p>
            <text:p text:style-name="P5"><text:span text:style-name="T3">Cada vez que um método ou objeto é chamado, o seu contexto é empilhado. Os contextos são responsáveis por guardar símbolos (atributos e variáveis) e até mesmo outros contextos.</text:span></text:p>
            <text:p text:style-name="P5"><text:span text:style-name="T3"/></text:p>
            <text:p text:style-name="P5"><text:span text:style-name="T3">Uma classe, por exemplo, guarda os pontos de entrada dos seus métodos. Os contextos <text:s/>também possuem uma hierarquia, da mesma forma que existe nos escopos, que foram utilizados na etapa da análise semântic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179cm" svg:x="1.4cm" svg:y="4.924cm" presentation:class="subtitle" presentation:user-transformed="true">
          <draw:text-box>
            <text:p text:style-name="P5"><text:span text:style-name="T7">pilhaDeExecucao</text:span><text:span text:style-name="T3">: Onde são empilhados os pontos de retorno dos procedimentos executados. Cada vez que um procedimento é chamado, <text:s/>é empilhado um ponto de retorno.</text:span></text:p>
            <text:p text:style-name="P5"><text:span text:style-name="T3"/></text:p>
            <text:p text:style-name="P5"><text:span text:style-name="T3">Quando houver o retorno do procedimento, o ponto de retorno será desempilhado e a execução passará a apontar para a instrução imediatamente após a chamad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179cm" svg:x="1.4cm" svg:y="4.927cm" presentation:class="subtitle" presentation:user-transformed="true">
          <draw:text-box>
            <text:p text:style-name="P10"><text:span text:style-name="T7">areaDeDados</text:span><text:span text:style-name="T3">: É nessa área que serão colocados os atributos, objetos e outros símbolos. A </text:span><text:span text:style-name="T11">areaDeDados</text:span><text:span text:style-name="T3"> nada mais é do que um contexto global. Dentro dela existe uma hierarquia de outros contextos onde cada um é responsável pelos seus símbolos.</text:span></text:p>
            <text:p text:style-name="P10"><text:span text:style-name="T3"/></text:p>
            <text:p text:style-name="P10"><text:span text:style-name="T7">areaDeCodigo</text:span><text:span text:style-name="T3">: Local onde é carregado todo o código do programa. A </text:span><text:span text:style-name="T11">areaDeCodigo</text:span><text:span text:style-name="T3"> é apenas um vetor onde cada posição contém uma instrução de máquin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621cm" svg:x="1.4cm" svg:y="4.703cm" presentation:class="subtitle" presentation:user-transformed="true">
          <draw:text-box>
            <text:p text:style-name="P5"><text:span text:style-name="T3">A </text:span><text:span text:style-name="T12">MaquinaCaneca </text:span><text:span text:style-name="T3">também possui um </text:span><text:span text:style-name="T11">contadorDePrograma</text:span><text:span text:style-name="T3"> que aponta para a próxima instrução de máquina a ser executada.</text:span></text:p>
            <text:p text:style-name="P5"><text:span text:style-name="T3"/></text:p>
            <text:p text:style-name="P5"><text:span text:style-name="T3">A execução é tipicamente sequencial, de tal forma que as instruções são executadas na mesma ordem que foram definidas na </text:span><text:span text:style-name="T11">areaDeCodigos</text:span><text:span text:style-name="T13">. Entretanto, existem instruções de máquina que manipulam o </text:span><text:span text:style-name="T11">contadorDePrograma</text:span><text:span text:style-name="T13"> e dessa forma realizam o controle de fluxo de execução.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179cm" svg:x="1.4cm" svg:y="4.924cm" presentation:class="subtitle" presentation:user-transformed="true">
          <draw:text-box>
            <text:p text:style-name="P5"><text:span text:style-name="T13">O </text:span><text:span text:style-name="T14">entry point </text:span><text:span text:style-name="T13">de uma programa </text:span><text:span text:style-name="T15">Caneca</text:span><text:span text:style-name="T13"> é o construtor de uma classe passada como parâmetro no momento da compilação. Na </text:span><text:span text:style-name="T15">Caneca</text:span><text:span text:style-name="T13"> não existe o método </text:span><text:span text:style-name="T14">main</text:span><text:span text:style-name="T13">, por isso o ponto de entrada é o construtor de uma classe.</text:span></text:p>
            <text:p text:style-name="P5"><text:span text:style-name="T13"/></text:p>
            <text:p text:style-name="P5"><text:span text:style-name="T13">A definição do ponto de entrada estará no inicio da </text:span><text:span text:style-name="T11">areaDeCodigos</text:span><text:span text:style-name="T13">. A execução de um programa </text:span><text:span text:style-name="T15">Caneca</text:span><text:span text:style-name="T13"> irá durar enquanto o construtor do ponto de entrada estiver ativ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179cm" svg:x="1.4cm" svg:y="4.924cm" presentation:class="subtitle" presentation:user-transformed="true">
          <draw:text-box>
            <text:p text:style-name="P10"><text:span text:style-name="T13">Após terminar a execução do construtor do ponto de entrada, será desempilhado o ponto de retorno da </text:span><text:span text:style-name="T11">pilhaDeExecucao.</text:span><text:span text:style-name="T13"> A execução será então direcionada para esse ponto de retorno que aponta para uma instrução de máquina responsável por encerrar a execução da </text:span><text:span text:style-name="T12">MaquinaCaneca</text:span><text:span text:style-name="T13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13" draw:layer="layout" svg:width="24.639cm" svg:height="14.165cm" svg:x="1.4cm" svg:y="3.929cm" presentation:class="subtitle" presentation:user-transformed="true">
          <draw:text-box>
            <text:p text:style-name="P11"><text:span text:style-name="T16">O coração da </text:span><text:span text:style-name="T17">MaquinaCaneca</text:span><text:span text:style-name="T16"> consiste de um simples método:</text:span></text:p>
            <text:p text:style-name="P11"><text:span text:style-name="T16"/></text:p>
            <text:p text:style-name="P11"><text:span text:style-name="T18">public void executar() {</text:span></text:p>
            <text:p text:style-name="P11"><text:span text:style-name="T18"><text:tab/></text:span><text:span text:style-name="T18">Integer fimDoCodigo = areaDeCodigo.size();</text:span></text:p>
            <text:p text:style-name="P11"><text:span text:style-name="T18"><text:tab/></text:span><text:span text:style-name="T18">pilhaDeContextos.push(areaDeDados);</text:span></text:p>
            <text:p text:style-name="P11"><text:span text:style-name="T18"><text:tab/></text:span><text:span text:style-name="T18">while (contadorDePrograma &lt; fimDoCodigo) {</text:span></text:p>
            <text:p text:style-name="P11"><text:span text:style-name="T18"><text:tab/></text:span><text:span text:style-name="T18"><text:tab/></text:span><text:span text:style-name="T18">Codigo codigo = areaDeCodigo.get(contadorDePrograma);</text:span></text:p>
            <text:p text:style-name="P11"><text:span text:style-name="T18"><text:tab/></text:span><text:span text:style-name="T18"><text:tab/></text:span><text:span text:style-name="T18">contadorDePrograma++;</text:span></text:p>
            <text:p text:style-name="P11"><text:span text:style-name="T18"><text:tab/></text:span><text:span text:style-name="T18"><text:tab/></text:span><text:span text:style-name="T18">codigo.executar(this);</text:span></text:p>
            <text:p text:style-name="P11"><text:span text:style-name="T18"><text:tab/></text:span><text:span text:style-name="T18">}</text:span></text:p>
            <text:p text:style-name="P11"><text:span text:style-name="T18">}</text:span></text:p>
            <text:p text:style-name="P11"><text:span text:style-name="T19"/></text:p>
            <text:p text:style-name="P12"><text:span text:style-name="T16">Todo o resto é realizado por implementações da classe </text:span><text:span text:style-name="T17">Codigo</text:span><text:span text:style-name="T16">. O código, quando for executado terá acesso à: </text:span><text:span text:style-name="T20">areaDeDados</text:span><text:span text:style-name="T16">, </text:span><text:span text:style-name="T21">areaDeCodigo</text:span><text:span text:style-name="T16">, </text:span><text:span text:style-name="T21">pilhaDeDados</text:span><text:span text:style-name="T16">, </text:span><text:span text:style-name="T21">pilhaDeExecucao</text:span><text:span text:style-name="T16">, </text:span><text:span text:style-name="T21">pilhaDeContextos</text:span><text:span text:style-name="T16"> <text:s/>e </text:span><text:span text:style-name="T21">contadorDePrograma</text:span><text:span text:style-name="T22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4.831cm" svg:x="1.4cm" svg:y="3.6cm" presentation:class="subtitle" presentation:user-transformed="true">
          <draw:text-box>
            <text:p text:style-name="P5"><text:span text:style-name="T10">abrirContexto</text:span><text:span text:style-name="T3">: abre o contexto para blocos de instruções. Isso permite criar uma hierarquia de blocos aninhados onde é possível ter símbolos definidos com o mesmo nome em vários níveis. O contexto pai do contexto aberto será aquele que estiver no topo da </text:span><text:span text:style-name="T7">pilhaDeContextos</text:span><text:span text:style-name="T3">.</text:span></text:p>
            <text:p text:style-name="P5"><text:span text:style-name="T3"/></text:p>
            <text:p text:style-name="P5"><text:span text:style-name="T10">abrirContextoDeProcedimento</text:span><text:span text:style-name="T3">: abre um contexto para um procedimento que será executado. O pai do novo contexto será o objeto </text:span><text:span text:style-name="T23">esse</text:span><text:span text:style-name="T3">.</text:span></text:p>
            <text:p text:style-name="P5"><text:span text:style-name="T3"/></text:p>
            <text:p text:style-name="P5"><text:span text:style-name="T24">atribuir</text:span><text:span text:style-name="T13">: obtém o valor e a referência na </text:span><text:span text:style-name="T11">pilhaDeDados</text:span><text:span text:style-name="T13"> e atualiza a referencia no contexto que está no topo da </text:span><text:span text:style-name="T11">pilhaDeContextos</text:span><text:span text:style-name="T13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2.507cm" svg:x="1.4cm" svg:y="4.764cm" presentation:class="subtitle" presentation:user-transformed="true">
          <draw:text-box>
            <text:p text:style-name="P10"><text:span text:style-name="T10">chamar </text:span><text:span text:style-name="T8">{nomeDoProcedimento} {pontoDeRetorno}</text:span><text:span text:style-name="T3">: adiciona o ponto de retorno na </text:span><text:span text:style-name="T7">pilhaDeExecucao </text:span>e busca no contexto que está no topo da <text:span text:style-name="T11">pilhaDeContextos</text:span> o ponto de entrada do procedimento desejado.</text:p>
            <text:p text:style-name="P10"><text:span text:style-name="T3"/></text:p>
            <text:p text:style-name="P10"><text:span text:style-name="T24">definirSimbolo </text:span><text:span text:style-name="T25">{nome}</text:span><text:span text:style-name="T3">: define um símbolo no contexto do topo da </text:span><text:span text:style-name="T11">pilhaDeContextos</text:span><text:span text:style-name="T3">. O valor da definição será buscado na </text:span><text:span text:style-name="T11">pilhaDeDados</text:span><text:span text:style-name="T3">.</text:span></text:p>
            <text:p text:style-name="P10"><text:span text:style-name="T3"/></text:p>
            <text:p text:style-name="P10"><text:span text:style-name="T24">depurar</text:span><text:span text:style-name="T13">: imprime na tela informações de depuração</text:span><text:span text:style-name="T13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4.642cm" svg:x="1.4cm" svg:y="3.698cm" presentation:class="subtitle" presentation:user-transformed="true">
          <draw:text-box>
            <text:p text:style-name="P10"><text:span text:style-name="T24">desempilhar</text:span><text:span text:style-name="T13">: desempilha um valor da </text:span><text:span text:style-name="T11">pilhaDeDados</text:span><text:span text:style-name="T13">.</text:span></text:p>
            <text:p text:style-name="P10"><text:span text:style-name="T13"/></text:p>
            <text:p text:style-name="P10"><text:span text:style-name="T24">desviar</text:span><text:span text:style-name="T25"> {pontoDeDesvio</text:span><text:span text:style-name="T3">}: desvio incondicional que manipula o</text:span><text:span text:style-name="T11"> contadorDePrograma</text:span><text:span text:style-name="T3"> para que a próxima instrução seja buscada no ponto de desvio fornecido</text:span>.</text:p>
            <text:p text:style-name="P10"/>
            <text:p text:style-name="P10"><text:span text:style-name="T24">desviarSeFalso</text:span><text:span text:style-name="T25"> {pontoDeDesvio</text:span><text:span text:style-name="T13">}: faz o mesmo que o </text:span><text:span text:style-name="T24">desviar</text:span><text:span text:style-name="T13">, porém busca na </text:span><text:span text:style-name="T11">pilhaDeDados </text:span><text:span text:style-name="T13">o próximo valor. Se este valor for falso, então o desvio será realizado.</text:span></text:p>
            <text:p text:style-name="P10"><text:span text:style-name="T13"/></text:p>
            <text:p text:style-name="P10"><text:span text:style-name="T24">desviarSeFalso</text:span><text:span text:style-name="T25"> {pontoDeDesvio</text:span><text:span text:style-name="T13">}: faz o mesmo que o </text:span><text:span text:style-name="T24">desviarSeFalso</text:span><text:span text:style-name="T13">, porém só desvia se o próximo valor na </text:span><text:span text:style-name="T11">pilhaDeDados </text:span><text:span text:style-name="T13">f</text:span>or verdadeir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2.179cm" svg:x="1.4cm" svg:y="4.929cm" presentation:class="subtitle" presentation:user-transformed="true">
          <draw:text-box>
            <text:p text:style-name="P10"><text:span text:style-name="T24">dividirI, dividirR, somarI, somarR, multiplicarI, multiplicarR, subtrairI, subtrairR</text:span><text:span text:style-name="T13">: operações aritméticas de inteiros e números reais obtidos na </text:span><text:span text:style-name="T11">pilhaDeDados</text:span><text:span text:style-name="T13">, onde o resultado é colocado na </text:span><text:span text:style-name="T11">pilhaDeDados</text:span><text:span text:style-name="T13">.</text:span></text:p>
            <text:p text:style-name="P10"/>
            <text:p text:style-name="P10"><text:span text:style-name="T24">imprimir</text:span><text:span text:style-name="T13">: imprime na tela o valor no topo da</text:span><text:span text:style-name="T13"> </text:span><text:span text:style-name="T11">pilhaDeDados</text:span><text:span text:style-name="T13">.</text:span></text:p>
            <text:p text:style-name="P10"><text:span text:style-name="T13"/></text:p>
            <text:p text:style-name="P10"><text:span text:style-name="T24">duplicar</text:span><text:span text:style-name="T13">: duplica o valor disponível no topo da </text:span><text:span text:style-name="T11">pilhaDeDados</text:span><text:span text:style-name="T13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2.44cm" svg:x="1.4cm" svg:y="4.8cm" presentation:class="subtitle" presentation:user-transformed="true">
          <draw:text-box>
            <text:p text:style-name="P10"><text:span text:style-name="T24">extrairContexto</text:span><text:span text:style-name="T13">: extraí o contexto da referência no tipo da </text:span><text:span text:style-name="T11">pilhaDeDados</text:span><text:span text:style-name="T13">e coloca no topo da </text:span><text:span text:style-name="T11">pilhaDeContextos</text:span><text:span text:style-name="T13">.</text:span></text:p>
            <text:p text:style-name="P10"/>
            <text:p text:style-name="P10"><text:span text:style-name="T24">fecharContexto</text:span><text:span text:style-name="T13">: fecha o contexto aberto, removedo-o da </text:span><text:span text:style-name="T11">pilhaDeContextos</text:span><text:span text:style-name="T13">.</text:span></text:p>
            <text:p text:style-name="P10"/>
            <text:p text:style-name="P10"><text:span text:style-name="T24">igual, diferente, maior, menor, maiorQue, menorQue</text:span><text:span text:style-name="T13">: operador relacionais que buscam dois operandos na </text:span><text:span text:style-name="T11">pilhaDeDados </text:span><text:span text:style-name="T13">e deixam o resultado na mesma </text:span><text:span text:style-name="T11">pilhaDeDados</text:span><text:span text:style-name="T13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2.941cm" svg:x="1.4cm" svg:y="4.55cm" presentation:class="subtitle" presentation:user-transformed="true">
          <draw:text-box>
            <text:p text:style-name="P10"><text:span text:style-name="T24">instanciar {nomeDaClasse}</text:span><text:span text:style-name="T13">: instancia um objeto da classe desejada criando um contexto para o objeto e colocando-o na </text:span><text:span text:style-name="T11">pilhaDeContextos</text:span><text:span text:style-name="T13">.</text:span></text:p>
            <text:p text:style-name="P10"><text:span text:style-name="T13"/></text:p>
            <text:p text:style-name="P10"><text:span text:style-name="T24">resolverSimbolo {nome}</text:span><text:span text:style-name="T13">: busca o símbolo no contexto do topo da </text:span><text:span text:style-name="T11">pilhaDeContextos </text:span><text:span text:style-name="T13">e adiciona o valor do símbolo na </text:span><text:span text:style-name="T11">pilhaDeDados</text:span><text:span text:style-name="T13">.</text:span></text:p>
            <text:p text:style-name="P10"><text:span text:style-name="T13"/></text:p>
            <text:p text:style-name="P10"><text:span text:style-name="T24">retornar</text:span><text:span text:style-name="T13">: busca ponto de retorno na </text:span><text:span text:style-name="T11">pilhaDeExecucao</text:span><text:span text:style-name="T13"> e altera o </text:span><text:span text:style-name="T11">contadorDePrograma </text:span><text:span text:style-name="T13">com o endereço obtido.</text:span></text:p>
            <text:p text:style-name="P10"><text:span text:style-name="T13"/></text:p>
            <text:p text:style-name="P10"><text:span text:style-name="T24">sair</text:span><text:span text:style-name="T13">: encerra e execução da </text:span><text:span text:style-name="T23">MaquinaCaneca</text:span><text:span text:style-name="T13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Compilador</text:span></text:p>
          </draw:text-box>
        </draw:frame>
        <draw:frame presentation:style-name="pr7" draw:text-style-name="P15" draw:layer="layout" svg:width="24.639cm" svg:height="16.711cm" svg:x="1.4cm" svg:y="3.789cm" presentation:class="subtitle" presentation:user-transformed="true">
          <draw:text-box>
            <text:p text:style-name="P14"><text:span text:style-name="T26">Nessa última etapa o compilador passa a ter duas novas opções:</text:span></text:p>
            <text:p text:style-name="P14"><text:span text:style-name="T27"/></text:p>
            <text:p text:style-name="P14"><text:span text:style-name="T28">lexica</text:span><text:span text:style-name="T29">: </text:span><text:span text:style-name="T26">Análise léxica com exibição dos erros no cons</text:span><text:span text:style-name="T30">ole</text:span><text:span text:style-name="T31">.</text:span></text:p>
            <text:p text:style-name="P14"><text:span text:style-name="T28">Sintatica</text:span><text:span text:style-name="T29">:</text:span><text:span text:style-name="T27"> </text:span><text:span text:style-name="T26">Análise sintática com exibição dos erros no console.</text:span></text:p>
            <text:p text:style-name="P14"><text:span text:style-name="T28">simbolos</text:span><text:span text:style-name="T32">:</text:span><text:span text:style-name="T27"> </text:span><text:span text:style-name="T26">Apresentação dos símbolos de uma análise.</text:span></text:p>
            <text:p text:style-name="P14"><text:span text:style-name="T28">arvore</text:span><text:span text:style-name="T32">:</text:span><text:span text:style-name="T27"> </text:span><text:span text:style-name="T26">Apresentação da árvore sintática de uma análise.</text:span></text:p>
            <text:p text:style-name="P14"><text:span text:style-name="T28">semantica</text:span><text:span text:style-name="T32">:</text:span><text:span text:style-name="T26"> Análise semântica com exibição dos erros no console.</text:span></text:p>
            <text:p text:style-name="P14"><text:span text:style-name="T28">geracaoDeCodigo</text:span><text:span text:style-name="T32">:</text:span><text:span text:style-name="T26"> Geração de código de máquina.</text:span></text:p>
            <text:p text:style-name="P14"><text:span text:style-name="T28">execucao</text:span><text:span text:style-name="T32">:</text:span><text:span text:style-name="T26"> Geração de código de máquina e execução do código gerado.</text:span></text:p>
            <text:p text:style-name="P14"><text:span text:style-name="T27"/></text:p>
            <text:p text:style-name="P14"><text:span text:style-name="T33">fontes/java/.../</text:span><text:span text:style-name="T28">Compilador.java</text:span></text:p>
            <text:p text:style-name="P14"><text:span text:style-name="T34"/></text:p>
            <text:p text:style-name="P14"><text:span text:style-name="T35">./construir.sh</text:span></text:p>
            <text:p text:style-name="P14"><text:span text:style-name="T35">./executar.sh</text:span></text:p>
            <text:p text:style-name="P14"><text:span text:style-name="T36">&lt;arquivo.caneca&gt;</text:span></text:p>
            <text:p text:style-name="P14"><text:span text:style-name="T36">&lt;opcao: {lexica, sintatica, arvore, simbolo, semantica, geracaoDeCodigo, execucao}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xemplos</text:span></text:p>
          </draw:text-box>
        </draw:frame>
        <draw:frame presentation:style-name="pr5" draw:text-style-name="P16" draw:layer="layout" svg:width="24.639cm" svg:height="12.179cm" svg:x="1.4cm" svg:y="4.914cm" presentation:class="subtitle" presentation:user-transformed="true">
          <draw:text-box>
            <text:p text:style-name="P5"><text:span text:style-name="T37">fontes/caneca/geracao/</text:span><text:span text:style-name="T38">ExemploA.caneca</text:span></text:p>
            <text:p text:style-name="P5"><text:span text:style-name="T20">fontes/caneca/geracao/</text:span><text:span text:style-name="T39">ExemploB.caneca</text:span></text:p>
            <text:p text:style-name="P5"><text:span text:style-name="T20">fontes/caneca/geracao/</text:span><text:span text:style-name="T39">ExemploC.caneca</text:span></text:p>
            <text:p text:style-name="P5"><text:span text:style-name="T20">fontes/caneca/geracao/</text:span><text:span text:style-name="T39">ExemploD.cane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ff66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_20__28_var_29_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Silva</meta:initial-creator>
    <meta:creation-date>2012-10-01T16:58:15</meta:creation-date>
    <dc:date>2012-12-21T10:08:08</dc:date>
    <dc:creator>Lucas </dc:creator>
    <meta:editing-duration>PT13H27M18S</meta:editing-duration>
    <meta:editing-cycles>307</meta:editing-cycles>
    <meta:generator>LibreOffice/3.5$Linux_x86 LibreOffice_project/350m1$Build-2</meta:generator>
    <meta:document-statistic meta:object-count="148"/>
  </office:meta>
</office:document-meta>
</file>